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5EE3000036CA00001F5A31C44B10.svg" manifest:media-type="image/svg+xml"/>
  <manifest:file-entry manifest:full-path="Pictures/10000001000002120000012F2668821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frame draw:style-name="gr1" draw:text-style-name="P1" draw:layer="layout" svg:width="12.83cm" svg:height="7.341cm" svg:x="0.6cm" svg:y="0.6cm">
          <draw:image xlink:href="Pictures/10005EE3000036CA00001F5A31C44B10.svg" xlink:type="simple" xlink:show="embed" xlink:actuate="onLoad" draw:mime-type="image/svg+xml">
            <text:p/>
          </draw:image>
          <draw:image xlink:href="Pictures/10000001000002120000012F26688211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Wypełninone_20_niebieskim" draw:display-name="Wypełninone niebieskim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Wypełnione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Wypełnione_20_czerwonym" draw:display-name="Wypełnione czerwonym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Wypełnione_20_zielonym" draw:display-name="Wypełnione zielonym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Wypełnione_20_żółtym" draw:display-name="Wypełnione żółtym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cm" fo:margin-bottom="0.6cm" fo:margin-left="0.6cm" fo:margin-right="0.6cm" fo:page-width="14cm" fo:page-height="8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2-16T15:19:48.449000000</dc:date>
    <dc:creator>Cezary Dołęga</dc:creator>
    <meta:editing-duration>PT1M11S</meta:editing-duration>
    <meta:editing-cycles>1</meta:editing-cycles>
    <meta:document-statistic meta:object-count="1"/>
    <meta:generator>LibreOffice/24.8.4.2$Windows_X86_64 LibreOffice_project/bb3cfa12c7b1bf994ecc5649a80400d06cd71002</meta:generator>
  </office:meta>
</office:document-meta>
</file>